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E</math:mi>
          <math:mo math:stretchy="false">=</math:mo>
          <math:msup>
            <math:mi math:fontstyle="italic">m.c</math:mi>
            <math:mn>2</math:mn>
          </math:msup>
        </math:mrow>
      </math:mtr>
      <math:mtr>
        <math:mtext>Hello [onshow.yourname],</math:mtext>
      </math:mtr>
      <math:mtr>
        <math:mtext>This is a demo of the OpenTBS plugin.</math:mtext>
      </math:mtr>
      <math:mtr>
        <math:mtext>The current document has been generated at [onshow..now;frm='yyyy-dd-mm hh:nn:ss']</math:mtext>
      </math:mtr>
      <math:mtr>
        <math:mtext>PHP version : [onshow..cst.PHP_VERSION]</math:mtext>
      </math:mtr>
      <math:mtr>
        <math:mtext>TBS version : [onshow..version]</math:mtext>
      </math:mtr>
    </math:mtable>
    <math:annotation math:encoding="StarMath 5.0">E = m.c^2 newline
"Hello [onshow.yourname]," newline
"This is a demo of the OpenTBS plugin." newline
"The current document has been generated at [onshow..now;frm='yyyy-dd-mm hh:nn:ss']" newline
"PHP version : [onshow..cst.PHP_VERSION]" newline
"TBS version : [onshow..version]"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Vincent</meta:initial-creator>
    <meta:creation-date>2009-10-31T14:26:53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